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.1665in" fo:margin-bottom="0.1665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Heading_20_1" style:list-style-name="WWNum1"/>
    <style:style style:name="P1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style:font-name="Calibri" fo:font-size="14pt" style:font-name-asian="Calibri1" style:font-size-asian="14pt" style:font-name-complex="Calibri1" style:font-size-complex="14pt"/>
    </style:style>
    <style:style style:name="T9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aczyuw2yex2w"/><text:span text:style-name="T1">Sistemas Informáticos</text:span><text:span text:style-name="T2"><text:line-break/></text:span><text:span text:style-name="T3">Unidad 08. Actividades no e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Noviembre 2025</text:span></text:p>
      <text:p text:style-name="P5"/>
      <text:p text:style-name="P4"><text:span text:style-name="T6">Unidad 08. Actividades no evaluables 01</text:span></text:p>
      <text:list xml:id="list585976769" text:style-name="WWNum1">
        <text:list-item>
          <text:p text:style-name="P12"><text:bookmark text:name="_p4mis3617okl"/>Ejercicio 01</text:p>
        </text:list-item>
      </text:list>
      <text:p text:style-name="P6">Intenta montar un ordenador utilizando juegos gratuitos como <text:span text:style-name="T10">PC Creator</text:span>.<text:line-break/> 👉 <text:a xlink:type="simple" xlink:href="https://play.google.com/store/apps/details?id=com.ultraandre.pccreator2&amp;hl=es-419" text:style-name="ListLabel_20_1" text:visited-style-name="ListLabel_20_1"><text:span text:style-name="T11">https://play.google.com/store/apps/details?id=com.ultraandre.pccreator2&amp;hl=es-419</text:span></text:a> o Cisco PC Building Simulator <text:a xlink:type="simple" xlink:href="https://archive.org/details/cisco-it-essentials-virtual-desktop" text:style-name="ListLabel_20_1" text:visited-style-name="ListLabel_20_1"><text:span text:style-name="T11">https://archive.org/details/cisco-it-essentials-virtual-desktop</text:span></text:a> o PC Building Simulator <text:a xlink:type="simple" xlink:href="https://store.epicgames.com/es-ES/p/pc-building-simulator" text:style-name="ListLabel_20_1" text:visited-style-name="ListLabel_20_1"><text:span text:style-name="T11">https://store.epicgames.com/es-ES/p/pc-building-simulator</text:span></text:a> o cualquier otro simulador de montaje de PC que prefieras.</text:p>
      <text:list xml:id="list92220897578296" text:continue-numbering="true" text:style-name="WWNum1">
        <text:list-item>
          <text:p text:style-name="P12"><text:bookmark text:name="_esro9srlv1p9"/>Ejercicio 02</text:p>
        </text:list-item>
      </text:list>
      <text:p text:style-name="P6">Busca en Internet <text:span text:style-name="T10">chuletas (cheat sheets)</text:span> sobre cómo montar un ordenador.<text:line-break/> 📌 Comparte y comenta lo que encuentres en el foro.</text:p>
      <text:list xml:id="list92220446962917" text:continue-numbering="true" text:style-name="WWNum1">
        <text:list-item>
          <text:p text:style-name="P12"><text:bookmark text:name="_ckzxvv9alpu8"/>Ejercicio 03</text:p>
        </text:list-item>
      </text:list>
      <text:p text:style-name="P6">Busca en Internet <text:span text:style-name="T10">chuletas (cheat sheets)</text:span> sobre cómo reparar un ordenador.<text:line-break/> 📌 Comparte y comenta lo que encuentres en el fo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8. Montaje y reparación de computadoras</text:span></text:p>
      </style:header>
      <style:footer>
        <text:p text:style-name="MP4"><text:span text:style-name="MT1">CFGS DAM/DAW<text:tab/><text:tab/>Unidad 08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3" meta:word-count="122" meta:character-count="951" meta:non-whitespace-character-count="839"/>
    <meta:generator>LibreOfficeDev/6.0.5.2$Linux_X86_64 LibreOffice_project/</meta:generator>
  </office:meta>
</office:document-meta>
</file>